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style:style>
    <style:style style:name="Table2" style:family="table">
      <style:table-properties style:width="9.562cm" table:align="left"/>
    </style:style>
    <style:style style:name="Table2.A" style:family="table-column">
      <style:table-column-properties style:column-width="9.562cm"/>
    </style:style>
    <style:style style:name="Table2.A1" style:family="table-cell">
      <style:table-cell-properties style:vertical-align="middle"/>
    </style:style>
    <style:style style:name="Table3" style:family="table">
      <style:table-properties style:width="14.055cm" table:align="left"/>
    </style:style>
    <style:style style:name="Table3.A" style:family="table-column">
      <style:table-column-properties style:column-width="14.055cm"/>
    </style:style>
    <style:style style:name="Table3.A1" style:family="table-cell">
      <style:table-cell-properties style:vertical-align="middle"/>
    </style:style>
    <style:style style:name="Table4" style:family="table">
      <style:table-properties style:width="10.716cm" table:align="left"/>
    </style:style>
    <style:style style:name="Table4.A" style:family="table-column">
      <style:table-column-properties style:column-width="10.716cm"/>
    </style:style>
    <style:style style:name="Table4.A1" style:family="table-cell">
      <style:table-cell-properties style:vertical-align="middle"/>
    </style:style>
    <style:style style:name="Table5" style:family="table">
      <style:table-properties style:width="14.067cm" table:align="left"/>
    </style:style>
    <style:style style:name="Table5.A" style:family="table-column">
      <style:table-column-properties style:column-width="14.067cm"/>
    </style:style>
    <style:style style:name="Table5.A1" style:family="table-cell">
      <style:table-cell-properties style:vertical-align="middle"/>
    </style:style>
    <style:style style:name="Table6" style:family="table">
      <style:table-properties style:width="14.25cm" table:align="left"/>
    </style:style>
    <style:style style:name="Table6.A" style:family="table-column">
      <style:table-column-properties style:column-width="14.25cm"/>
    </style:style>
    <style:style style:name="Table6.A1" style:family="table-cell">
      <style:table-cell-properties style:vertical-align="middl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bookmark text:name="retrieving-multiple-objects-in-batches"/>1.2 Retrieving Multiple Objects in Batches</text:h>
      <text:p text:style-name="Text_20_body">We often need to iterate over a large set of records, as when we send a newsletter to a large set of users, or when we export data.</text:p>
      <text:p text:style-name="Text_20_body">This may appear straightforward:</text:p>
      <text:section text:style-name="Sect1" text:name="highlighter_584680">
        <table:table table:name="Table1" table:style-name="Table1">
          <table:table-column table:style-name="Table1.A"/>
          <table:table-row>
            <table:table-cell table:style-name="Table1.A1" office:value-type="string">
              <text:p text:style-name="Table_20_Contents"><text:span text:style-name="Source_20_Text"># This is very inefficient when the users table has thousands of rows.</text:span></text:p>
              <text:p text:style-name="Table_20_Contents"><text:span text:style-name="Source_20_Text">User.all.each</text:span> <text:span text:style-name="Source_20_Text">do</text:span> <text:span text:style-name="Source_20_Text">|user|</text:span></text:p>
              <text:p text:style-name="Table_20_Contents"><text:span text:style-name="Source_20_Text">  NewsMailer.weekly(user).deliver_now</text:span></text:p>
              <text:p text:style-name="Table_20_Contents"><text:span text:style-name="Source_20_Text">end</text:span></text:p>
            </table:table-cell>
          </table:table-row>
        </table:table>
      </text:section>
      <text:p text:style-name="Text_20_body">But this approach becomes increasingly impractical as the table size increases, since <text:span text:style-name="Source_20_Text">User.all.each</text:span> instructs Active Record to fetch <text:span text:style-name="Emphasis">the entire table</text:span> in a single pass, build a model object per row, and then keep the entire array of model objects in memory. Indeed, if we have a large number of records, the entire collection may exceed the amount of memory available.</text:p>
      <text:p text:style-name="Text_20_body">Rails provides two methods that address this problem by dividing records into memory-friendly batches for processing. The first method, <text:span text:style-name="Source_20_Text">find_each</text:span>, retrieves a batch of records and then yields <text:span text:style-name="Emphasis">each</text:span> record to the block individually as a model. The second method, <text:span text:style-name="Source_20_Text">find_in_batches</text:span>, retrieves a batch of records and then yields <text:span text:style-name="Emphasis">the entire batch</text:span> to the block as an array of models.</text:p>
      <text:p text:style-name="Text_20_body">The <text:span text:style-name="Source_20_Text">find_each</text:span> and <text:span text:style-name="Source_20_Text">find_in_batches</text:span> methods are intended for use in the batch processing of a large number of records that wouldn't fit in memory all at once. If you just need to loop over a thousand records the regular find methods are the preferred option.</text:p>
      <text:h text:style-name="Heading_20_5" text:outline-level="5"><text:bookmark text:name="find-each"/>1.2.1 <text:span text:style-name="Source_20_Text">find_each</text:span> </text:h>
      <text:p text:style-name="Text_20_body">The <text:span text:style-name="Source_20_Text">find_each</text:span> method retrieves a batch of records and then yields <text:span text:style-name="Emphasis">each</text:span> record to the block individually as a model. In the following example, <text:span text:style-name="Source_20_Text">find_each</text:span> will retrieve 1000 records (the current default for both <text:span text:style-name="Source_20_Text">find_each</text:span> and <text:span text:style-name="Source_20_Text">find_in_batches</text:span>) and then yield each record individually to the block as a model. This process is repeated until all of the records have been processed:</text:p>
      <text:section text:style-name="Sect1" text:name="highlighter_600806">
        <table:table table:name="Table2" table:style-name="Table2">
          <table:table-column table:style-name="Table2.A"/>
          <table:table-row>
            <table:table-cell table:style-name="Table2.A1" office:value-type="string">
              <text:p text:style-name="Table_20_Contents"><text:span text:style-name="Source_20_Text">User.find_each do</text:span> <text:span text:style-name="Source_20_Text">|user|</text:span></text:p>
              <text:p text:style-name="Table_20_Contents"><text:span text:style-name="Source_20_Text">  NewsMailer.weekly(user).deliver_now</text:span></text:p>
              <text:p text:style-name="Table_20_Contents"><text:span text:style-name="Source_20_Text">end</text:span></text:p>
            </table:table-cell>
          </table:table-row>
        </table:table>
      </text:section>
      <text:p text:style-name="Text_20_body">To add conditions to a <text:span text:style-name="Source_20_Text">find_each</text:span> operation you can chain other Active Record methods such as <text:span text:style-name="Source_20_Text">where</text:span>:</text:p>
      <text:section text:style-name="Sect1" text:name="highlighter_285286">
        <table:table table:name="Table3" table:style-name="Table3">
          <table:table-column table:style-name="Table3.A"/>
          <table:table-row>
            <table:table-cell table:style-name="Table3.A1" office:value-type="string">
              <text:p text:style-name="Table_20_Contents"><text:span text:style-name="Source_20_Text">User.where(weekly_subscriber: true).find_each do</text:span> <text:span text:style-name="Source_20_Text">|user|</text:span></text:p>
              <text:p text:style-name="Table_20_Contents"><text:span text:style-name="Source_20_Text">  NewsMailer.weekly(user).deliver_now</text:span></text:p>
              <text:p text:style-name="Table_20_Contents"><text:span text:style-name="Source_20_Text">end</text:span></text:p>
            </table:table-cell>
          </table:table-row>
        </table:table>
      </text:section>
      <text:h text:style-name="Heading_20_6" text:outline-level="6"><text:bookmark text:name="options-for-find-each"/>1.2.1.1 Options for <text:span text:style-name="Source_20_Text">find_each</text:span> </text:h>
      <text:p text:style-name="Text_20_body">The <text:span text:style-name="Source_20_Text">find_each</text:span> method accepts most of the options allowed by the regular <text:span text:style-name="Source_20_Text">find</text:span> method, except for <text:span text:style-name="Source_20_Text">:order</text:span> and <text:span text:style-name="Source_20_Text">:limit</text:span>, which are reserved for internal use by <text:span text:style-name="Source_20_Text">find_each</text:span>.</text:p>
      <text:p text:style-name="Text_20_body">Two additional options, <text:span text:style-name="Source_20_Text">:batch_size</text:span> and <text:span text:style-name="Source_20_Text">:start</text:span>, are available as well.</text:p>
      <text:p text:style-name="Text_20_body"><text:span text:style-name="Strong_20_Emphasis"><text:span text:style-name="Source_20_Text">:batch_size</text:span></text:span></text:p>
      <text:p text:style-name="Text_20_body">The <text:span text:style-name="Source_20_Text">:batch_size</text:span> option allows you to specify the number of records to be retrieved in each batch, before being passed individually to the block. For example, to retrieve records in batches of 5000:</text:p>
      <text:section text:style-name="Sect1" text:name="highlighter_361038">
        <table:table table:name="Table4" table:style-name="Table4">
          <table:table-column table:style-name="Table4.A"/>
          <table:table-row>
            <table:table-cell table:style-name="Table4.A1" office:value-type="string">
              <text:p text:style-name="Table_20_Contents"><text:span text:style-name="Source_20_Text">User.find_each(batch_size: 5000) do</text:span> <text:span text:style-name="Source_20_Text">|user|</text:span></text:p>
              <text:p text:style-name="Table_20_Contents"><text:span text:style-name="Source_20_Text">  NewsMailer.weekly(user).deliver_now</text:span></text:p>
              <text:p text:style-name="Table_20_Contents"><text:soft-page-break/><text:span text:style-name="Source_20_Text">end</text:span></text:p>
            </table:table-cell>
          </table:table-row>
        </table:table>
      </text:section>
      <text:p text:style-name="Text_20_body"><text:span text:style-name="Strong_20_Emphasis"><text:span text:style-name="Source_20_Text">:start</text:span></text:span></text:p>
      <text:p text:style-name="Text_20_body">By default, records are fetched in ascending order of the primary key, which must be an integer. The <text:span text:style-name="Source_20_Text">:start</text:span> option allows you to configure the first ID of the sequence whenever the lowest ID is not the one you need. This would be useful, for example, if you wanted to resume an interrupted batch process, provided you saved the last processed ID as a checkpoint.</text:p>
      <text:p text:style-name="Text_20_body">For example, to send newsletters only to users with the primary key starting from 2000, and to retrieve them in batches of 5000:</text:p>
      <text:section text:style-name="Sect1" text:name="highlighter_965378">
        <table:table table:name="Table5" table:style-name="Table5">
          <table:table-column table:style-name="Table5.A"/>
          <table:table-row>
            <table:table-cell table:style-name="Table5.A1" office:value-type="string">
              <text:p text:style-name="Table_20_Contents"><text:span text:style-name="Source_20_Text">User.find_each(start: 2000, batch_size: 5000) do</text:span> <text:span text:style-name="Source_20_Text">|user|</text:span></text:p>
              <text:p text:style-name="Table_20_Contents"><text:span text:style-name="Source_20_Text">  NewsMailer.weekly(user).deliver_now</text:span></text:p>
              <text:p text:style-name="Table_20_Contents"><text:span text:style-name="Source_20_Text">end</text:span></text:p>
            </table:table-cell>
          </table:table-row>
        </table:table>
      </text:section>
      <text:h text:style-name="Heading_20_5" text:outline-level="5"><text:bookmark text:name="find-in-batches"/>1.2.2 <text:span text:style-name="Source_20_Text">find_in_batches</text:span> </text:h>
      <text:p text:style-name="Text_20_body">The <text:span text:style-name="Source_20_Text">find_in_batches</text:span> method is similar to <text:span text:style-name="Source_20_Text">find_each</text:span>, since both retrieve batches of records. The difference is that <text:span text:style-name="Source_20_Text">find_in_batches</text:span> yields <text:span text:style-name="Emphasis">batches</text:span> to the block as an array of models, instead of individually. The following example will yield to the supplied block an array of up to 1000 invoices at a time, with the final block containing any remaining invoices:</text:p>
      <text:section text:style-name="Sect1" text:name="highlighter_535196">
        <table:table table:name="Table6" table:style-name="Table6">
          <table:table-column table:style-name="Table6.A"/>
          <table:table-row>
            <table:table-cell table:style-name="Table6.A1" office:value-type="string">
              <text:p text:style-name="Table_20_Contents"><text:span text:style-name="Source_20_Text"># Give add_invoices an array of 1000 invoices at a time</text:span></text:p>
              <text:p text:style-name="Table_20_Contents"><text:span text:style-name="Source_20_Text">Invoice.find_in_batches do</text:span> <text:span text:style-name="Source_20_Text">|invoices|</text:span></text:p>
              <text:p text:style-name="Table_20_Contents"><text:span text:style-name="Source_20_Text">  export.add_invoices(invoices)</text:span></text:p>
              <text:p text:style-name="Table_20_Contents"><text:span text:style-name="Source_20_Text">end</text:span></text:p>
            </table:table-cell>
          </table:table-row>
        </table:table>
      </text:section>
      <text:h text:style-name="Heading_20_6" text:outline-level="6"><text:bookmark text:name="options-for-find-in-batches"/>1.2.2.1 Options for <text:span text:style-name="Source_20_Text">find_in_batches</text:span> </text:h>
      <text:p text:style-name="Text_20_body">The <text:span text:style-name="Source_20_Text">find_in_batches</text:span> method accepts the same <text:span text:style-name="Source_20_Text">:batch_size</text:span> and <text:span text:style-name="Source_20_Text">:start</text:span> options as <text:span text:style-name="Source_20_Text">find_each</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WenQuanYi Micro Hei" style:font-size-asian="7pt" style:font-weight-asian="bold" style:font-name-complex="Lohit Hindi" style:font-size-complex="7pt" style:font-weight-complex="bold"/>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09:12:24</meta:creation-date>
    <dc:date>2016-03-22T09:12:47</dc:date>
    <meta:editing-duration>P0D</meta:editing-duration>
    <meta:editing-cycles>1</meta:editing-cycles>
    <meta:document-statistic meta:table-count="6" meta:image-count="0" meta:object-count="0" meta:page-count="2" meta:paragraph-count="41" meta:word-count="583" meta:character-count="3762" meta:non-whitespace-character-count="3204"/>
    <meta:generator>LibreOffice/3.5$Linux_X86_64 LibreOffice_project/350m1$Build-2</meta:generator>
  </office:meta>
</office:document-meta>
</file>